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able-cell-properties fo:background-color="transparent"/>
      <style:text-properties fo:font-weight="bold" style:font-weight-asian="bold" style:font-weight-complex="bold"/>
    </style:style>
    <style:style style:name="ce13" style:family="table-cell" style:parent-style-name="Default">
      <style:table-cell-properties fo:background-color="#b2b2b2"/>
    </style:style>
    <style:style style:name="ce14"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2"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3"/>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2"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3"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3"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4"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3"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2"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2"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2"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2"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2"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2"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2"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2"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2"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2"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2"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2"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2"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2"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2"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2"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2"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2"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2"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2"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 (TODO: actually give some shit here)</text:p>
          </table:table-cell>
          <table:table-cell table:style-name="ce12"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2"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2"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9">01/19/2018</text:date>, <text:time>22:53: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19T22:53:05.02</dc:date>
    <dc:creator>Seab Dinch</dc:creator>
    <meta:editing-duration>P22DT1H58M56S</meta:editing-duration>
    <meta:editing-cycles>666</meta:editing-cycles>
    <meta:document-statistic meta:table-count="1" meta:cell-count="4098" meta:object-count="0"/>
  </office:meta>
</office:document-meta>
</file>